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80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66cc99" draw:fill="solid" draw:fill-color="#cccccc" draw:auto-grow-height="true" draw:auto-grow-width="false" fo:max-height="0cm" fo:min-height="2.134cm"/>
    </style:style>
    <style:style style:name="gr12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034cm" fo:min-width="3.3cm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draw:fill="none" fo:min-height="6.381cm"/>
    </style:style>
    <style:style style:name="gr16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66cc99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none" draw:fill="none" fo:min-height="8.121cm"/>
    </style:style>
    <style:style style:name="gr23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28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0pt"/>
    </style:style>
    <style:style style:name="P8" style:family="paragraph"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style:text-autospace="none"/>
      <style:text-properties fo:font-size="14pt" style:font-size-asian="14pt" style:font-size-complex="14pt"/>
    </style:style>
    <style:style style:name="P10" style:family="paragraph">
      <style:paragraph-properties style:text-autospace="none"/>
      <style:text-properties fo:color="#000000" style:font-name="Consolas1" fo:font-size="14pt" style:font-name-asian="Consolas1" style:font-size-asian="14pt" style:font-name-complex="Consolas1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color="#0000f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2" style:family="text">
      <style:text-properties fo:color="#000000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" style:family="text">
      <style:text-properties fo:color="#2b91a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4" style:family="text">
      <style:text-properties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9.6cm" svg:height="6.0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a; </text:span></text:p>
            <text:p text:style-name="P1"><text:span text:style-name="T2"><text:s text:c="8"/></text:span><text:span text:style-name="T1">int</text:span><text:span text:style-name="T2"> b;</text:span></text:p>
            <text:p text:style-name="P1"><text:span text:style-name="T2"><text:s text:c="8"/></text:span><text:span text:style-name="T2">a = 4;</text:span></text:p>
            <text:p text:style-name="P1"><text:span text:style-name="T4"><text:s text:c="8"/></text:span><text:span text:style-name="T4">b = a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 xml:id="id6" draw:id="id6"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5"/></text:p>
              <text:p><text:span text:style-name="T6">a: 0 </text:span></text:p>
              <text:p><text:span text:style-name="T6">b: 0</text:span><text:span text:style-name="T7"> </text:span></text:p>
            </draw:text-box>
          </draw:frame>
        </draw:g>
        <draw:custom-shape draw:style-name="gr6" draw:text-style-name="P3" xml:id="id7" draw:id="id7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9" draw:id="id9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1" draw:id="id11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10" draw:id="id10" draw:layer="layout" svg:width="0.6cm" svg:height="0.6cm" svg:x="12.4cm" svg:y="2.6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6" xml:id="id12" draw:id="id12" draw:layer="layout" svg:width="0.6cm" svg:height="0.6cm" svg:x="12.431cm" svg:y="3.32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3" draw:id="id13" draw:layer="layout" svg:width="0.4cm" svg:height="0.4cm" draw:transform="rotate (-1.5707963267949) translate (1.632cm 5.5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6cm" svg:height="6.0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int</text:span><text:span text:style-name="T2"> a = 4;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b = 4;</text:span></text:p>
            <text:p text:style-name="P1"><text:span text:style-name="T2"><text:s text:c="8"/></text:span><text:span text:style-name="T2">a = 5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 xml:id="id14" draw:id="id14"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b: 0</text:span><text:span text:style-name="T7"> </text:span></text:p>
            </draw:text-box>
          </draw:frame>
        </draw:g>
        <draw:custom-shape draw:style-name="gr6" draw:text-style-name="P3" xml:id="id19" draw:id="id19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15" draw:id="id15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16" draw:id="id16">
          <draw:frame draw:style-name="gr11" draw:text-style-name="P4" draw:layer="layout" svg:width="3.9cm" svg:height="2.384cm" svg:x="23.1cm" svg:y="7.4cm">
            <draw:text-box>
              <text:p><text:span text:style-name="T5">Program</text:span></text:p>
              <text:p><text:span text:style-name="T5"/></text:p>
              <text:p><text:span text:style-name="T6">a: 4 </text:span><text:span text:style-name="T7"><text:s/></text:span></text:p>
            </draw:text-box>
          </draw:frame>
          <draw:custom-shape draw:style-name="gr12" draw:text-style-name="P3" draw:layer="layout" svg:width="3.9cm" svg:height="2.384cm" svg:x="23.1cm" svg:y="7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6" xml:id="id20" draw:id="id20" draw:layer="layout" svg:width="0.6cm" svg:height="0.6cm" svg:x="12.431cm" svg:y="2.6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22" draw:id="id22" draw:layer="layout" svg:width="0.6cm" svg:height="0.6cm" svg:x="24cm" svg:y="9cm">
          <text:p text:style-name="P5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7" draw:id="id17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1" draw:id="id21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3" draw:id="id23" draw:layer="layout" svg:width="0.4cm" svg:height="0.4cm" draw:transform="rotate (-1.5707963267949) translate (1.6cm 4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0">
        <office:forms form:automatic-focus="false" form:apply-design-mode="false"/>
        <draw:frame draw:style-name="gr15" draw:text-style-name="P2" draw:layer="layout" svg:width="9.4cm" svg:height="6.63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;</text:span></text:p>
            <text:p text:style-name="P1"><text:span text:style-name="T2"><text:s text:c="8"/></text:span><text:span text:style-name="T1">int</text:span><text:span text:style-name="T2"> n = </text:span><text:span text:style-name="T1">int</text:span><text:span text:style-name="T2">.Parse(</text:span></text:p>
            <text:p text:style-name="P1"><text:span text:style-name="T2"><text:tab/></text:span><text:span text:style-name="T2"><text:tab/></text:span><text:span text:style-name="T2"> <text:s text:c="2"/></text:span><text:span text:style-name="T3">Console</text:span><text:span text:style-name="T2">.ReadLine());</text:span></text:p>
            <text:p text:style-name="P1"><text:span text:style-name="T2"><text:s text:c="8"/></text:span><text:span text:style-name="T2">a = </text:span><text:span text:style-name="T1">new</text:span><text:span text:style-name="T2"> </text:span><text:span text:style-name="T1">int</text:span><text:span text:style-name="T2">[n];</text:span></text:p>
            <text:p text:style-name="P1"><text:span text:style-name="T2"><text:s text:c="8"/></text:span><text:span text:style-name="T2">a[0] = 1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5" draw:id="id25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n: 0</text:span></text:p>
              <text:p><text:span text:style-name="T6">a: </text:span><text:span text:style-name="T7"><text:s/></text:span></text:p>
            </draw:text-box>
          </draw:frame>
        </draw:g>
        <draw:custom-shape draw:style-name="gr6" draw:text-style-name="P3" xml:id="id26" draw:id="id26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4" draw:id="id24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8" draw:id="id28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0" draw:id="id30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6" draw:text-style-name="P3" draw:layer="layout" svg:width="2.6cm" svg:height="5.2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3.4cm" svg:y="8.4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1" draw:id="id1" draw:layer="layout" svg:width="0.4cm" svg:height="0.533cm" svg:x="12.608cm" svg:y="3.4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29" draw:id="id29" draw:layer="layout" svg:x1="13.008cm" svg:y1="3.685cm" svg:x2="14.7cm" svg:y2="8.4cm" draw:start-shape="id1" draw:start-glue-point="1" draw:end-shape="id2" draw:end-glue-point="0" svg:d="M13008 3685h1692v4715" svg:viewBox="0 0 1693 4716">
          <text:p/>
        </draw:connector>
        <draw:custom-shape draw:style-name="gr20" draw:text-style-name="P6" xml:id="id27" draw:id="id27" draw:layer="layout" svg:width="0.6cm" svg:height="0.6cm" svg:x="12.431cm" svg:y="2.6cm">
          <text:p text:style-name="P5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31" draw:id="id31" draw:layer="layout" svg:width="0.6cm" svg:height="0.6cm" svg:x="14.2cm" svg:y="10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2" draw:id="id32" draw:layer="layout" svg:width="0.4cm" svg:height="0.4cm" draw:transform="rotate (-1.5707963267949) translate (1.599cm 6.1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1T0">
        <office:forms form:automatic-focus="false" form:apply-design-mode="false"/>
        <draw:frame draw:style-name="gr22" draw:text-style-name="P2" draw:layer="layout" svg:width="9.6cm" svg:height="8.9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 n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n;</text:span></text:p>
            <text:p text:style-name="P1"><text:span text:style-name="T2"><text:s text:c="8"/></text:span><text:span text:style-name="T2">n</text:span><text:span text:style-name="T2"> </text:span><text:span text:style-name="T2">=</text:span><text:span text:style-name="T2"> 1;</text:span></text:p>
            <text:p text:style-name="P1"><text:span text:style-name="T2"><text:s text:c="8"/></text:span><text:span text:style-name="T2">Update(n);</text:span></text:p>
            <text:p text:style-name="P1"><text:span text:style-name="T2"><text:s text:c="8"/></text:span><text:span text:style-name="T3">Console</text:span><text:span text:style-name="T2">.WriteLine(n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33" draw:id="id33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8" draw:id="id38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0" draw:id="id40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2" draw:id="id42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7" draw:id="id37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34" draw:id="id34">
          <draw:custom-shape draw:style-name="gr23" draw:text-style-name="P6" draw:layer="layout" svg:width="3cm" svg:height="5.2cm" svg:x="11.6cm" svg:y="1cm">
            <text:p text:style-name="P6"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3cm" svg:height="3.095cm" svg:x="11.6cm" svg:y="1cm">
            <draw:text-box>
              <text:p text:style-name="P8"><text:span text:style-name="T9">Main</text:span></text:p>
              <text:p text:style-name="P8"><text:span text:style-name="T9"/></text:p>
              <text:p text:style-name="P8"><text:span text:style-name="T6">n: 0</text:span></text:p>
            </draw:text-box>
          </draw:frame>
        </draw:g>
        <draw:g xml:id="id39" draw:id="id39">
          <draw:custom-shape draw:style-name="gr24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>n: 1</text:span></text:p>
            </draw:text-box>
          </draw:frame>
        </draw:g>
        <draw:custom-shape draw:style-name="gr25" draw:text-style-name="P6" xml:id="id41" draw:id="id41" draw:layer="layout" svg:width="0.6cm" svg:height="0.6cm" svg:x="15.4cm" svg:y="2.6cm">
          <text:p text:style-name="P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3" draw:id="id43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5" draw:id="id35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6" xml:id="id36" draw:id="id36" draw:layer="layout" svg:width="0.6cm" svg:height="0.6cm" svg:x="12.4cm" svg:y="2.6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1T0">
        <office:forms form:automatic-focus="false" form:apply-design-mode="false"/>
        <draw:frame draw:style-name="gr22" draw:text-style-name="P2" draw:layer="layout" svg:width="9.6cm" svg:height="9.531cm" svg:x="0.4cm" svg:y="0.6cm">
          <draw:text-box>
            <text:p text:style-name="P9"><text:span text:style-name="T1">class</text:span><text:span text:style-name="T2"> </text:span><text:span text:style-name="T3">Program</text:span></text:p>
            <text:p text:style-name="P10"><text:span text:style-name="T2">{</text:span></text:p>
            <text:p text:style-name="P9"><text:span text:style-name="T2"><text:s text:c="4"/></text:span><text:span text:style-name="T1">static</text:span><text:span text:style-name="T2"> </text:span><text:span text:style-name="T1">int</text:span><text:span text:style-name="T2"> n;</text:span></text:p>
            <text:p text:style-name="P10"><text:span text:style-name="T2"/></text:p>
            <text:p text:style-name="P9"><text:span text:style-name="T2"><text:s text:c="4"/></text:span><text:span text:style-name="T1">static</text:span><text:span text:style-name="T2"> </text:span><text:span text:style-name="T1">void</text:span><text:span text:style-name="T2"> Update()</text:span></text:p>
            <text:p text:style-name="P10"><text:span text:style-name="T2"><text:s text:c="4"/></text:span><text:span text:style-name="T2">{</text:span></text:p>
            <text:p text:style-name="P10"><text:span text:style-name="T2"><text:s text:c="8"/></text:span><text:span text:style-name="T2">n++;</text:span></text:p>
            <text:p text:style-name="P10"><text:span text:style-name="T2"><text:s text:c="4"/></text:span><text:span text:style-name="T2">}</text:span></text:p>
            <text:p text:style-name="P10"><text:span text:style-name="T2"/></text:p>
            <text:p text:style-name="P9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0"><text:span text:style-name="T2"><text:s text:c="4"/></text:span><text:span text:style-name="T2">{</text:span></text:p>
            <text:p text:style-name="P10"><text:span text:style-name="T2"><text:s text:c="8"/></text:span><text:span text:style-name="T2">n = 1;</text:span></text:p>
            <text:p text:style-name="P10"><text:span text:style-name="T2"><text:s text:c="8"/></text:span><text:span text:style-name="T2">Update();</text:span></text:p>
            <text:p text:style-name="P9"><text:span text:style-name="T2"><text:s text:c="8"/></text:span><text:span text:style-name="T3">Console</text:span><text:span text:style-name="T2">.WriteLine(n);</text:span></text:p>
            <text:p text:style-name="P10"><text:span text:style-name="T2"><text:s text:c="4"/></text:span><text:span text:style-name="T2">}</text:span></text:p>
            <text:p text:style-name="P10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3" xml:id="id45" draw:id="id45" draw:layer="Разметка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50" draw:id="id50" draw:layer="Разметка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52" draw:id="id52" draw:layer="Разметка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54" draw:id="id54" draw:layer="Разметка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49" draw:id="id49" draw:layer="Разметка" svg:width="0.4cm" svg:height="0.4cm" draw:transform="rotate (-1.5707963267949) translate (1.6cm 7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6" draw:id="id46">
          <draw:custom-shape draw:style-name="gr28" draw:text-style-name="P6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3cm" svg:height="3.095cm" svg:x="11.6cm" svg:y="1cm">
            <draw:text-box>
              <text:p text:style-name="P8"><text:span text:style-name="T9">Main</text:span></text:p>
              <text:p text:style-name="P8"><text:span text:style-name="T9"/></text:p>
              <text:p text:style-name="P8"><text:span text:style-name="T6"/></text:p>
            </draw:text-box>
          </draw:frame>
        </draw:g>
        <draw:g xml:id="id51" draw:id="id51">
          <draw:custom-shape draw:style-name="gr24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/></text:p>
            </draw:text-box>
          </draw:frame>
        </draw:g>
        <draw:custom-shape draw:style-name="gr27" draw:text-style-name="P3" xml:id="id55" draw:id="id55" draw:layer="Разметка" svg:width="0.4cm" svg:height="0.4cm" draw:transform="rotate (-1.5707963267949) translate (1.6cm 8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47" draw:id="id47" draw:layer="Разметка" svg:width="0.4cm" svg:height="0.4cm" draw:transform="rotate (-1.5707963267949) translate (1.6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44" draw:id="id44">
          <draw:frame draw:style-name="gr11" draw:text-style-name="P4" draw:layer="layout" svg:width="3.9cm" svg:height="2.384cm" svg:x="23.1cm" svg:y="7.4cm">
            <draw:text-box>
              <text:p><text:span text:style-name="T5">Program</text:span></text:p>
              <text:p><text:span text:style-name="T5"/></text:p>
              <text:p><text:span text:style-name="T6">a: 0</text:span></text:p>
            </draw:text-box>
          </draw:frame>
          <draw:custom-shape draw:style-name="gr12" draw:text-style-name="P3" draw:layer="layout" svg:width="3.9cm" svg:height="2.384cm" svg:x="23.1cm" svg:y="7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6" xml:id="id48" draw:id="id48" draw:layer="layout" svg:width="0.6cm" svg:height="0.6cm" svg:x="24cm" svg:y="9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xml:id="id53" draw:id="id53" draw:layer="layout" svg:width="0.6cm" svg:height="0.6cm" svg:x="24cm" svg:y="9cm">
          <text:p text:style-name="P5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1T0">
        <office:forms form:automatic-focus="false" form:apply-design-mode="false"/>
        <draw:frame draw:style-name="gr22" draw:text-style-name="P2" draw:layer="layout" svg:width="9.6cm" svg:height="8.371cm" svg:x="0.4cm" svg:y="0.6cm">
          <draw:text-box>
            <text:p text:style-name="P9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0"><text:span text:style-name="T2">{</text:span></text:p>
            <text:p text:style-name="P9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[] a)</text:span></text:p>
            <text:p text:style-name="P10"><text:span text:style-name="T2"><text:s text:c="4"/></text:span><text:span text:style-name="T2">{</text:span></text:p>
            <text:p text:style-name="P10"><text:span text:style-name="T2"><text:s text:c="8"/></text:span><text:span text:style-name="T2">a[0]++;</text:span></text:p>
            <text:p text:style-name="P10"><text:span text:style-name="T2"><text:s text:c="4"/></text:span><text:span text:style-name="T2">}</text:span></text:p>
            <text:p text:style-name="P10"><text:span text:style-name="T2"/></text:p>
            <text:p text:style-name="P9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0"><text:span text:style-name="T2"><text:s text:c="4"/></text:span><text:span text:style-name="T2">{</text:span></text:p>
            <text:p text:style-name="P9"><text:span text:style-name="T2"><text:s text:c="8"/></text:span><text:span text:style-name="T1">int</text:span><text:span text:style-name="T2">[] a = </text:span><text:span text:style-name="T1">new</text:span><text:span text:style-name="T2"> </text:span><text:span text:style-name="T1">int</text:span><text:span text:style-name="T2">[3];</text:span></text:p>
            <text:p text:style-name="P10"><text:span text:style-name="T2"><text:s text:c="8"/></text:span><text:span text:style-name="T2">Update(a);</text:span></text:p>
            <text:p text:style-name="P9"><text:span text:style-name="T2"><text:s text:c="8"/></text:span><text:span text:style-name="T3">Console</text:span><text:span text:style-name="T2">.WriteLine(a[0]);</text:span></text:p>
            <text:p text:style-name="P10"><text:span text:style-name="T2"><text:s text:c="4"/></text:span><text:span text:style-name="T2">}</text:span></text:p>
            <text:p text:style-name="P10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3" xml:id="id56" draw:id="id56" draw:layer="Разметка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61" draw:id="id61" draw:layer="Разметка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64" draw:id="id64" draw:layer="Разметка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66" draw:id="id66" draw:layer="Разметка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58" draw:id="id58" draw:layer="Разметка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7" draw:id="id57">
          <draw:custom-shape draw:style-name="gr24" draw:text-style-name="P3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62" draw:id="id62">
          <draw:custom-shape draw:style-name="gr24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27" draw:text-style-name="P3" xml:id="id60" draw:id="id60" draw:layer="Разметка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Разметка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67" draw:id="id67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custom-shape draw:style-name="gr16" draw:text-style-name="P3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3" draw:id="id3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59" draw:id="id59" draw:layer="layout" svg:x1="13cm" svg:y1="2.933cm" svg:x2="14.6cm" svg:y2="11.4cm" draw:start-shape="id3" draw:start-glue-point="1" draw:end-shape="id4" draw:end-glue-point="3" svg:d="M13000 2933h776v8467h824" svg:viewBox="0 0 1601 8468">
          <text:p/>
        </draw:connector>
        <draw:custom-shape draw:style-name="gr18" draw:text-style-name="P3" xml:id="id5" draw:id="id5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63" draw:id="id63" draw:layer="layout" draw:line-skew="1.45cm" svg:x1="16cm" svg:y1="2.933cm" svg:x2="17.2cm" svg:y2="11.4cm" draw:start-shape="id5" draw:start-glue-point="1" draw:end-shape="id4" draw:end-glue-point="1" svg:d="M16000 2933h3200v8467h-2000" svg:viewBox="0 0 3201 8468">
          <text:p/>
        </draw:connector>
        <draw:custom-shape draw:style-name="gr32" draw:text-style-name="P6" xml:id="id65" draw:id="id65" draw:layer="layout" svg:width="0.6cm" svg:height="0.6cm" svg:x="15.339cm" svg:y="10.423cm">
          <text:p text:style-name="P11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03T21:09:11.726000000</dc:date>
    <meta:editing-duration>PT7H54M1S</meta:editing-duration>
    <meta:editing-cycles>43</meta:editing-cycles>
    <meta:generator>LibreOffice/4.3.0.4$Windows_x86 LibreOffice_project/62ad5818884a2fc2e5780dd45466868d41009ec0</meta:generator>
    <meta:document-statistic meta:object-count="161"/>
  </office:meta>
</office:document-meta>
</file>